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CP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Port</text:p>
          </table:table-cell>
          <table:table-cell office:value-type="string">
            <text:p>Forbidden</text:p>
          </table:table-cell>
          <table:table-cell office:value-type="string">
            <text:p>Allowed</text:p>
          </table:table-cell>
          <table:table-cell office:value-type="string">
            <text:p>Verdict (allow?)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/>
          <table:table-cell office:value-type="float" office:value="1653">
            <text:p>165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50">
            <text:p>15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>
            <draw:frame table:end-cell-address="TCP.I21" table:end-x="0.2598in" table:end-y="0.0236in" draw:z-index="0" draw:style-name="gr1" svg:width="3.1492in" svg:height="2.7555in" svg:x="0.6665in" svg:y="0.102in">
              <draw:object draw:notify-on-update-of-ranges="TCP.A2:TCP.A4 TCP.B1:TCP.B1 TCP.B2:TCP.B4 TCP.C1:TCP.C1 TCP.C2:TCP.C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06/17/2010</text:date>, <text:time>11:3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0T09:46:35</meta:creation-date>
    <dc:date>2010-06-17T11:30:06</dc:date>
    <meta:editing-duration>PT01H46M29S</meta:editing-duration>
    <meta:editing-cycles>26</meta:editing-cycles>
    <meta:generator>OpenOffice.org/3.2$Linux OpenOffice.org_project/320m19$Build-9505</meta:generator>
    <meta:document-statistic meta:table-count="3" meta:cell-count="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end" svg:x="5.92cm" svg:y="3.031cm" chart:style-name="ch2"/>
        <chart:plot-area chart:style-name="ch3" table:cell-range-address="TCP.A1:TCP.C4" chart:data-source-has-labels="both" svg:x="0.16cm" svg:y="0.14cm" svg:width="5.601cm" svg:height="6.58cm">
          <chart:axis chart:dimension="x" chart:name="primary-x" chart:style-name="ch4">
            <chart:categories table:cell-range-address="TCP.A2:TCP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CP.B2:TCP.B4" chart:label-cell-address="TCP.B1:TCP.B1" chart:class="chart:bar">
            <chart:data-point chart:repeated="3"/>
          </chart:series>
          <chart:series chart:style-name="ch8" chart:values-cell-range-address="TCP.C2:TCP.C4" chart:label-cell-address="TCP.C1:TCP.C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CP.B1:TCP.B1">Forbidden</text:p>
              </table:table-cell>
              <table:table-cell office:value-type="string">
                <text:p text:id="TCP.C1:TCP.C1">Allowed</text:p>
              </table:table-cell>
            </table:table-row>
          </table:table-header-rows>
          <table:table-rows>
            <table:table-row>
              <table:table-cell office:value-type="string">
                <text:p text:id="TCP.A2:TCP.A4">80</text:p>
              </table:table-cell>
              <table:table-cell office:value-type="float" office:value="1.#NAN">
                <text:p text:id="TCP.B2:TCP.B4">1.#NAN</text:p>
              </table:table-cell>
              <table:table-cell office:value-type="float" office:value="2011">
                <text:p text:id="TCP.C2:TCP.C4">20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#NAN">
                <text:p>1.#NAN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0">
                <text:p>15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